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87D466DDC0E5E960.png" manifest:media-type="image/png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3C0000002D08B34A203A98E35A9.png" manifest:media-type="image/png"/>
  <manifest:file-entry manifest:full-path="Pictures/10000201000000E1000000E1879CACE1C8A58C55.png" manifest:media-type="image/png"/>
  <manifest:file-entry manifest:full-path="Pictures/100002010000032F0000027E4DACAF19A1B18E15.png" manifest:media-type="image/png"/>
  <manifest:file-entry manifest:full-path="Pictures/10000201000002DA000002DAD998AF6BD1A5C799.png" manifest:media-type="image/png"/>
  <manifest:file-entry manifest:full-path="Pictures/100002010000025800000258D94815D667C8C4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361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528cm" fo:min-width="4.531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527cm" fo:min-width="4.5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notes">
      <style:graphic-properties draw:fill-color="#ffffff" draw:auto-grow-height="true" fo:min-height="13.364cm"/>
    </style:style>
    <style:style style:name="pr5" style:family="presentation" style:parent-style-name="Classy_5f_Red1-title">
      <style:graphic-properties fo:min-height="2.629cm"/>
    </style:style>
    <style:style style:name="pr6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00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 text:c="6"/><text:span text:style-name="T1">Connect Four</text:span>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14.224cm" svg:height="10.668cm" svg:x="7.078cm" svg:y="2.417cm">
          <draw:image xlink:href="Pictures/10000201000003C0000002D08B34A203A98E35A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Equipment</text:p>
          </draw:text-box>
        </draw:frame>
        <draw:frame draw:style-name="gr2" draw:text-style-name="P3" draw:layer="layout" svg:width="10.367cm" svg:height="10.367cm" svg:x="15.494cm" svg:y="1.778cm">
          <draw:image xlink:href="Pictures/10000201000002DA000002DAD998AF6BD1A5C799.png" xlink:type="simple" xlink:show="embed" xlink:actuate="onLoad">
            <text:p/>
          </draw:image>
        </draw:frame>
        <draw:frame draw:style-name="gr3" draw:text-style-name="P4" draw:layer="layout" svg:width="6.496cm" svg:height="0.962cm" svg:x="17.78cm" svg:y="12.754cm">
          <draw:text-box>
            <text:p><text:span text:style-name="T2">WS2812B RGB LED </text:span></text:p>
          </draw:text-box>
        </draw:frame>
        <draw:frame draw:style-name="gr2" draw:text-style-name="P3" draw:layer="layout" svg:width="2.557cm" svg:height="2.557cm" svg:x="2.523cm" svg:y="5.334cm">
          <draw:image xlink:href="Pictures/100002010000025800000258D94815D667C8C42D.png" xlink:type="simple" xlink:show="embed" xlink:actuate="onLoad">
            <text:p/>
          </draw:image>
        </draw:frame>
        <draw:frame draw:style-name="gr2" draw:text-style-name="P3" draw:layer="layout" svg:width="2.231cm" svg:height="2.231cm" svg:x="5.842cm" svg:y="5.389cm">
          <draw:image xlink:href="Pictures/10000201000000E1000000E1879CACE1C8A58C55.png" xlink:type="simple" xlink:show="embed" xlink:actuate="onLoad">
            <text:p/>
          </draw:image>
        </draw:frame>
        <draw:frame draw:style-name="gr3" draw:text-style-name="P4" draw:layer="layout" svg:width="2.263cm" svg:height="0.962cm" svg:x="4.341cm" svg:y="8.128cm">
          <draw:text-box>
            <text:p><text:span text:style-name="T2">switch</text:span></text:p>
          </draw:text-box>
        </draw:frame>
        <draw:frame draw:style-name="gr2" draw:text-style-name="P3" draw:layer="layout" svg:width="4.853cm" svg:height="4.853cm" svg:x="9.144cm" svg:y="4.545cm">
          <draw:image xlink:href="Pictures/10000201000001F4000001F487D466DDC0E5E960.png" xlink:type="simple" xlink:show="embed" xlink:actuate="onLoad">
            <text:p/>
          </draw:image>
        </draw:frame>
        <draw:frame draw:style-name="gr3" draw:text-style-name="P4" draw:layer="layout" svg:width="3.673cm" svg:height="0.962cm" svg:x="9.854cm" svg:y="9.96cm">
          <draw:text-box>
            <text:p><text:span text:style-name="T2">Board PC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4" draw:text-style-name="P3" draw:layer="layout" svg:width="16.764cm" svg:height="12.954cm" svg:x="7.974cm" svg:y="1.57cm">
          <draw:image xlink:href="Pictures/100002010000032F0000027E4DACAF19A1B18E15.png" xlink:type="simple" xlink:show="embed" xlink:actuate="onLoad">
            <text:p/>
          </draw:image>
        </draw:frame>
        <draw:custom-shape draw:style-name="gr5" draw:text-style-name="P6" draw:layer="layout" svg:width="5.031cm" svg:height="2.778cm" svg:x="19.587cm" svg:y="1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03cm" svg:height="2.777cm" svg:x="16.839cm" svg:y="10.736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29cm" svg:x="2.271cm" svg:y="1.735cm" presentation:class="title" presentation:user-transformed="true">
          <draw:text-box>
            <text:p>Pla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12:09:55.318287959</meta:creation-date>
    <meta:editing-duration>PT8M16S</meta:editing-duration>
    <meta:editing-cycles>4</meta:editing-cycles>
    <meta:generator>LibreOffice/6.0.7.3$Linux_X86_64 LibreOffice_project/00m0$Build-3</meta:generator>
    <dc:title>Classy Red</dc:title>
    <dc:date>2019-04-26T12:38:33.418237342</dc:date>
    <meta:document-statistic meta:object-count="60"/>
  </office:meta>
</office:document-meta>
</file>